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76cm" fo:padding-bottom="0.076cm" fo:padding-left="0.152cm" fo:padding-right="0.15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2.884cm" svg:height="2.995cm" svg:x="6.35cm" svg:y="8.093cm">
          <text:p text:style-name="P1"><text:span text:style-name="T1">Survey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.89cm" svg:height="2.894cm" svg:x="2.562cm" svg:y="2.077cm">
          <text:p text:style-name="P1"><text:span text:style-name="T1">Discuss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3.112cm" svg:height="2.908cm" svg:x="10.19cm" svg:y="18.257cm">
          <text:p text:style-name="P1"><text:span text:style-name="T1">Invit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2.917cm" svg:height="2.861cm" svg:x="9.843cm" svg:y="23.53cm">
          <text:p text:style-name="P1"><text:span text:style-name="T1">Network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3.892cm" svg:height="2.462cm" svg:x="16.428cm" svg:y="0.429cm">
          <text:p text:style-name="P1"><text:span text:style-name="T1">Response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311cm" svg:height="3.422cm" svg:x="16.468cm" svg:y="4.875cm">
          <text:p text:style-name="P1"><text:span text:style-name="T1">Ques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4.18cm" svg:height="3.251cm" svg:x="14.62cm" svg:y="14.926cm">
          <text:p text:style-name="P1"><text:span text:style-name="T1">Organiz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637cm" svg:height="0.64cm" svg:x="3.175cm" svg:y="19.228cm">
          <draw:text-box>
            <text:p text:style-name="P3">*</text:p>
          </draw:text-box>
        </draw:frame>
        <draw:frame draw:style-name="gr2" draw:layer="layout" svg:width="0.637cm" svg:height="0.64cm" svg:x="3.81cm" svg:y="13.513cm">
          <draw:text-box>
            <text:p text:style-name="P3">*</text:p>
          </draw:text-box>
        </draw:frame>
        <draw:frame draw:style-name="gr3" draw:text-style-name="P3" draw:layer="layout" svg:width="0.501cm" svg:height="0.542cm" svg:x="5.693cm" svg:y="8.433cm">
          <draw:text-box>
            <text:p text:style-name="P3">1</text:p>
          </draw:text-box>
        </draw:frame>
        <draw:frame draw:style-name="gr3" draw:text-style-name="P3" draw:layer="layout" svg:width="0.501cm" svg:height="0.542cm" svg:x="17.145cm" svg:y="3.988cm">
          <draw:text-box>
            <text:p text:style-name="P3">1</text:p>
          </draw:text-box>
        </draw:frame>
        <draw:frame draw:style-name="gr2" draw:layer="layout" svg:width="0.637cm" svg:height="0.64cm" svg:x="17.702cm" svg:y="3.025cm">
          <draw:text-box>
            <text:p text:style-name="P3">*</text:p>
          </draw:text-box>
        </draw:frame>
        <draw:frame draw:style-name="gr2" draw:layer="layout" svg:width="0.637cm" svg:height="0.64cm" svg:x="6.35cm" svg:y="3.66cm">
          <draw:text-box>
            <text:p text:style-name="P3">*</text:p>
          </draw:text-box>
        </draw:frame>
        <draw:frame draw:style-name="gr2" draw:layer="layout" svg:width="0.637cm" svg:height="0.64cm" svg:x="1.905cm" svg:y="3.66cm">
          <draw:text-box>
            <text:p text:style-name="P3">*</text:p>
          </draw:text-box>
        </draw:frame>
        <draw:frame draw:style-name="gr2" draw:layer="layout" svg:width="0.705cm" svg:height="0.64cm" svg:x="15.24cm" svg:y="5.893cm">
          <draw:text-box>
            <text:p text:style-name="P3">+</text:p>
          </draw:text-box>
        </draw:frame>
        <draw:frame draw:style-name="gr2" draw:layer="layout" svg:width="0.637cm" svg:height="0.64cm" svg:x="20.177cm" svg:y="0.813cm">
          <draw:text-box>
            <text:p text:style-name="P3">*</text:p>
          </draw:text-box>
        </draw:frame>
        <draw:frame draw:style-name="gr3" draw:text-style-name="P3" draw:layer="layout" svg:width="0.441cm" svg:height="0.542cm" svg:x="3.81cm" svg:y="5.028cm">
          <draw:text-box>
            <text:p text:style-name="P3">*</text:p>
          </draw:text-box>
        </draw:frame>
        <draw:custom-shape draw:style-name="gr1" draw:text-style-name="P2" draw:id="id6" draw:layer="layout" svg:width="3.112cm" svg:height="2.908cm" svg:x="6.143cm" svg:y="16.145cm">
          <text:p text:style-name="P1"><text:span text:style-name="T1">External</text:span></text:p>
          <text:p text:style-name="P1"><text:span text:style-name="T1">Invi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112cm" svg:height="2.908cm" svg:x="0.985cm" svg:y="22.479cm">
          <text:p text:style-name="P1"><text:span text:style-name="T1">Network</text:span></text:p>
          <text:p text:style-name="P1"><text:span text:style-name="T1">Invit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3.112cm" svg:height="2.908cm" svg:x="1.01cm" svg:y="15.277cm">
          <text:p text:style-name="P1"><text:span text:style-name="T1">External</text:span></text:p>
          <text:p text:style-name="P1"><text:span text:style-name="T1">Survey</text:span></text:p>
          <text:p text:style-name="P1"><text:span text:style-name="T1">Invit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3.112cm" svg:height="2.908cm" svg:x="0.854cm" svg:y="18.926cm">
          <text:p text:style-name="P1"><text:span text:style-name="T1">External</text:span></text:p>
          <text:p text:style-name="P1"><text:span text:style-name="T1">Network</text:span></text:p>
          <text:p text:style-name="P1"><text:span text:style-name="T1">Invit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3.112cm" svg:height="2.908cm" svg:x="1.196cm" svg:y="11.38cm">
          <text:p text:style-name="P1"><text:span text:style-name="T1">Survey</text:span></text:p>
          <text:p text:style-name="P1"><text:span text:style-name="T1">Invitation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s" svg:x1="4.506cm" svg:y1="4.971cm" svg:x2="6.35cm" svg:y2="9.589cm" draw:start-shape="id1" draw:start-glue-point="6" draw:end-shape="id2" draw:end-glue-point="5">
          <text:p text:style-name="P3"/>
        </draw:connector>
        <draw:connector draw:style-name="gr4" draw:text-style-name="P4" draw:layer="layout" draw:type="curve" svg:x1="2.562cm" svg:y1="3.523cm" svg:x2="4.506cm" svg:y2="2.077cm" draw:start-shape="id1" draw:start-glue-point="5" draw:end-shape="id1" draw:end-glue-point="4">
          <text:p text:style-name="P3"/>
        </draw:connector>
        <draw:connector draw:style-name="gr4" draw:text-style-name="P4" draw:layer="layout" draw:type="lines" svg:x1="16.468cm" svg:y1="6.585cm" svg:x2="7.792cm" svg:y2="8.093cm" draw:start-shape="id3" draw:start-glue-point="5" draw:end-shape="id2">
          <text:p text:style-name="P3"/>
        </draw:connector>
        <draw:connector draw:style-name="gr4" draw:text-style-name="P4" draw:layer="layout" draw:type="lines" svg:x1="18.373cm" svg:y1="2.891cm" svg:x2="18.122cm" svg:y2="4.875cm" draw:start-shape="id4" draw:start-glue-point="6" draw:end-shape="id3" draw:end-glue-point="4">
          <text:p text:style-name="P3"/>
        </draw:connector>
        <draw:connector draw:style-name="gr5" draw:text-style-name="P4" draw:layer="layout" draw:type="lines" svg:x1="20.32cm" svg:y1="1.659cm" svg:x2="18.8cm" svg:y2="16.551cm" draw:start-shape="id4" draw:start-glue-point="7" draw:end-shape="id5" draw:end-glue-point="7">
          <text:p text:style-name="P1">Respondent</text:p>
        </draw:connector>
        <draw:connector draw:style-name="gr5" draw:text-style-name="P4" draw:layer="layout" draw:type="lines" svg:x1="9.232cm" svg:y1="9.589cm" svg:x2="16.709cm" svg:y2="14.926cm" draw:start-shape="id2" draw:start-glue-point="7" draw:end-shape="id5" draw:end-glue-point="4">
          <text:p text:style-name="P1">Sponsor</text:p>
        </draw:connector>
        <draw:connector draw:style-name="gr5" draw:text-style-name="P4" draw:layer="layout" draw:type="lines" svg:x1="9.255cm" svg:y1="17.598cm" svg:x2="14.62cm" svg:y2="16.551cm" draw:start-shape="id6" draw:start-glue-point="7" draw:end-shape="id5" draw:end-glue-point="5">
          <text:p text:style-name="P1">Inviter</text:p>
        </draw:connector>
        <draw:connector draw:style-name="gr5" draw:text-style-name="P4" draw:layer="layout" draw:type="lines" svg:x1="12.76cm" svg:y1="24.96cm" svg:x2="16.709cm" svg:y2="18.177cm" draw:start-shape="id7" draw:start-glue-point="7" draw:end-shape="id5" draw:end-glue-point="6">
          <text:p text:style-name="P1">Membership</text:p>
        </draw:connector>
        <draw:connector draw:style-name="gr4" draw:text-style-name="P4" draw:layer="layout" draw:type="lines" svg:x1="6.45cm" svg:y1="3.523cm" svg:x2="16.709cm" svg:y2="14.926cm" draw:start-shape="id1" draw:start-glue-point="7" draw:end-shape="id5" draw:end-glue-point="4">
          <text:p text:style-name="P3"/>
        </draw:connector>
        <draw:connector draw:style-name="gr4" draw:text-style-name="P4" draw:layer="layout" draw:type="lines" svg:x1="4.308cm" svg:y1="12.833cm" svg:x2="6.35cm" svg:y2="9.589cm" draw:start-shape="id8" draw:start-glue-point="7" draw:end-shape="id2" draw:end-glue-point="5">
          <text:p text:style-name="P3"/>
        </draw:connector>
        <draw:connector draw:style-name="gr4" draw:text-style-name="P4" draw:layer="layout" draw:type="lines" svg:x1="4.122cm" svg:y1="16.73cm" svg:x2="7.791cm" svg:y2="11.086cm" draw:start-shape="id9" draw:start-glue-point="7" draw:end-shape="id2" draw:end-glue-point="6">
          <text:p text:style-name="P3"/>
        </draw:connector>
        <draw:connector draw:style-name="gr4" draw:text-style-name="P4" draw:layer="layout" draw:type="lines" svg:x1="3.966cm" svg:y1="20.379cm" svg:x2="9.843cm" svg:y2="24.96cm" draw:start-shape="id10" draw:start-glue-point="7" draw:end-shape="id7" draw:end-glue-point="5">
          <text:p text:style-name="P3"/>
        </draw:connector>
        <draw:connector draw:style-name="gr4" draw:text-style-name="P4" draw:layer="layout" draw:type="lines" svg:x1="4.097cm" svg:y1="23.932cm" svg:x2="9.843cm" svg:y2="24.96cm" draw:start-shape="id11" draw:start-glue-point="7" draw:end-shape="id7" draw:end-glue-point="5">
          <text:p text:style-name="P3"/>
        </draw:connector>
        <draw:connector draw:style-name="gr5" draw:text-style-name="P4" draw:layer="layout" draw:type="lines" svg:x1="11.745cm" svg:y1="21.165cm" svg:x2="4.097cm" svg:y2="23.932cm" draw:start-shape="id12" draw:start-glue-point="6" draw:end-shape="id11" draw:end-glue-point="7">
          <text:p text:style-name="P1">Inheritance</text:p>
        </draw:connector>
        <draw:connector draw:style-name="gr5" draw:text-style-name="P4" draw:layer="layout" draw:type="lines" svg:x1="6.143cm" svg:y1="17.598cm" svg:x2="3.966cm" svg:y2="20.379cm" draw:start-shape="id6" draw:start-glue-point="5" draw:end-shape="id10" draw:end-glue-point="7">
          <text:p text:style-name="P1">Inheritance</text:p>
        </draw:connector>
        <draw:connector draw:style-name="gr5" draw:text-style-name="P4" draw:layer="layout" draw:type="lines" svg:x1="6.143cm" svg:y1="17.598cm" svg:x2="4.122cm" svg:y2="16.73cm" draw:start-shape="id6" draw:start-glue-point="5" draw:end-shape="id9" draw:end-glue-point="7">
          <text:p text:style-name="P1">Inheritance</text:p>
        </draw:connector>
        <draw:connector draw:style-name="gr5" draw:text-style-name="P4" draw:layer="layout" draw:type="lines" svg:x1="11.745cm" svg:y1="18.257cm" svg:x2="4.308cm" svg:y2="12.833cm" draw:start-shape="id12" draw:start-glue-point="4" draw:end-shape="id8" draw:end-glue-point="7">
          <text:p text:style-name="P1">Inheritance</text:p>
        </draw:connector>
        <draw:connector draw:style-name="gr5" draw:text-style-name="P4" draw:layer="layout" draw:type="lines" svg:x1="16.709cm" svg:y1="18.177cm" svg:x2="13.302cm" svg:y2="19.71cm" draw:start-shape="id5" draw:start-glue-point="6" draw:end-shape="id12" draw:end-glue-point="7">
          <text:p text:style-name="P1">Invitee</text:p>
        </draw:connector>
        <draw:frame draw:style-name="gr3" draw:text-style-name="P3" draw:layer="layout" svg:width="0.501cm" svg:height="0.542cm" svg:x="4.446cm" svg:y="1.219cm">
          <draw:text-box>
            <text:p text:style-name="P3">1</text:p>
          </draw:text-box>
        </draw:frame>
        <draw:frame draw:style-name="gr3" draw:text-style-name="P3" draw:layer="layout" svg:width="0.501cm" svg:height="0.542cm" svg:x="6.985cm" svg:y="7.163cm">
          <draw:text-box>
            <text:p text:style-name="P3">1</text:p>
          </draw:text-box>
        </draw:frame>
        <draw:frame draw:style-name="gr3" draw:text-style-name="P3" draw:layer="layout" svg:width="0.501cm" svg:height="0.542cm" svg:x="5.058cm" svg:y="9.703cm">
          <draw:text-box>
            <text:p text:style-name="P3">1</text:p>
          </draw:text-box>
        </draw:frame>
        <draw:frame draw:style-name="gr3" draw:text-style-name="P3" draw:layer="layout" svg:width="0.501cm" svg:height="0.542cm" svg:x="6.985cm" svg:y="10.973cm">
          <draw:text-box>
            <text:p text:style-name="P3">1</text:p>
          </draw:text-box>
        </draw:frame>
        <draw:frame draw:style-name="gr3" draw:text-style-name="P3" draw:layer="layout" svg:width="0.441cm" svg:height="0.542cm" svg:x="9.525cm" svg:y="9.068cm">
          <draw:text-box>
            <text:p text:style-name="P3">*</text:p>
          </draw:text-box>
        </draw:frame>
        <draw:frame draw:style-name="gr3" draw:text-style-name="P3" draw:layer="layout" svg:width="0.501cm" svg:height="0.542cm" svg:x="15.853cm" svg:y="14.148cm">
          <draw:text-box>
            <text:p text:style-name="P3">1</text:p>
          </draw:text-box>
        </draw:frame>
        <draw:frame draw:style-name="gr3" draw:text-style-name="P3" draw:layer="layout" svg:width="0.501cm" svg:height="0.542cm" svg:x="17.123cm" svg:y="14.148cm">
          <draw:text-box>
            <text:p text:style-name="P3">1</text:p>
          </draw:text-box>
        </draw:frame>
        <draw:frame draw:style-name="gr3" draw:text-style-name="P3" draw:layer="layout" svg:width="0.501cm" svg:height="0.542cm" svg:x="19.028cm" svg:y="16.458cm">
          <draw:text-box>
            <text:p text:style-name="P3">1</text:p>
          </draw:text-box>
        </draw:frame>
        <draw:frame draw:style-name="gr3" draw:text-style-name="P3" draw:layer="layout" svg:width="0.501cm" svg:height="0.542cm" svg:x="14.98cm" svg:y="19.475cm">
          <draw:text-box>
            <text:p text:style-name="P3">1</text:p>
          </draw:text-box>
        </draw:frame>
        <draw:connector draw:style-name="gr5" draw:text-style-name="P4" draw:layer="layout" draw:type="lines" svg:x1="16.709cm" svg:y1="18.177cm" svg:x2="11.301cm" svg:y2="23.53cm" draw:start-shape="id5" draw:start-glue-point="6" draw:end-shape="id7" draw:end-glue-point="4">
          <text:p text:style-name="P1">Owner</text:p>
        </draw:connector>
        <draw:frame draw:style-name="gr3" draw:text-style-name="P3" draw:layer="layout" svg:width="0.441cm" svg:height="0.542cm" svg:x="11.43cm" svg:y="23.038cm">
          <draw:text-box>
            <text:p text:style-name="P3">*</text:p>
          </draw:text-box>
        </draw:frame>
        <draw:frame draw:style-name="gr3" draw:text-style-name="P3" draw:layer="layout" svg:width="0.441cm" svg:height="0.542cm" svg:x="12.807cm" svg:y="25.076cm">
          <draw:text-box>
            <text:p text:style-name="P3">*</text:p>
          </draw:text-box>
        </draw:frame>
        <draw:frame draw:style-name="gr3" draw:text-style-name="P3" draw:layer="layout" svg:width="0.509cm" svg:height="0.542cm" svg:x="16.704cm" svg:y="18.593cm">
          <draw:text-box>
            <text:p text:style-name="P3">+</text:p>
          </draw:text-box>
        </draw:frame>
        <draw:connector draw:style-name="gr5" draw:text-style-name="P4" draw:layer="layout" draw:type="lines" svg:x1="11.745cm" svg:y1="18.257cm" svg:x2="14.62cm" svg:y2="16.551cm" draw:start-shape="id12" draw:start-glue-point="4" draw:end-shape="id5" draw:end-glue-point="5">
          <text:p text:style-name="P1">Inviter</text:p>
        </draw:connector>
        <draw:frame draw:style-name="gr3" draw:text-style-name="P3" draw:layer="layout" svg:width="0.501cm" svg:height="0.542cm" svg:x="15.875cm" svg:y="18.051cm">
          <draw:text-box>
            <text:p text:style-name="P3">1</text:p>
          </draw:text-box>
        </draw:frame>
        <draw:frame draw:style-name="gr3" draw:text-style-name="P3" draw:layer="layout" svg:width="0.441cm" svg:height="0.542cm" svg:x="13.529cm" svg:y="19.228cm">
          <draw:text-box>
            <text:p text:style-name="P3">*</text:p>
          </draw:text-box>
        </draw:frame>
        <draw:frame draw:style-name="gr3" draw:text-style-name="P3" draw:layer="layout" svg:width="0.501cm" svg:height="0.542cm" svg:x="14.104cm" svg:y="16.781cm">
          <draw:text-box>
            <text:p text:style-name="P3">1</text:p>
          </draw:text-box>
        </draw:frame>
        <draw:frame draw:style-name="gr3" draw:text-style-name="P3" draw:layer="layout" svg:width="0.501cm" svg:height="0.542cm" svg:x="13.97cm" svg:y="16.053cm">
          <draw:text-box>
            <text:p text:style-name="P3">1</text:p>
          </draw:text-box>
        </draw:frame>
        <draw:frame draw:style-name="gr3" draw:text-style-name="P3" draw:layer="layout" svg:width="0.441cm" svg:height="0.542cm" svg:x="12.065cm" svg:y="17.416cm">
          <draw:text-box>
            <text:p text:style-name="P3">*</text:p>
          </draw:text-box>
        </draw:frame>
        <draw:frame draw:style-name="gr3" draw:text-style-name="P3" draw:layer="layout" svg:width="0.441cm" svg:height="0.542cm" svg:x="9.525cm" svg:y="17.323cm">
          <draw:text-box>
            <text:p text:style-name="P3">*</text:p>
          </draw:text-box>
        </draw:frame>
        <draw:frame draw:style-name="gr3" draw:text-style-name="P3" draw:layer="layout" svg:width="0.441cm" svg:height="0.542cm" svg:x="4.445cm" svg:y="24.308cm">
          <draw:text-box>
            <text:p text:style-name="P3">*</text:p>
          </draw:text-box>
        </draw:frame>
        <draw:frame draw:style-name="gr3" draw:text-style-name="P3" draw:layer="layout" svg:width="0.441cm" svg:height="0.542cm" svg:x="4.004cm" svg:y="20.591cm">
          <draw:text-box>
            <text:p text:style-name="P3">*</text:p>
          </draw:text-box>
        </draw:frame>
        <draw:frame draw:style-name="gr3" draw:text-style-name="P3" draw:layer="layout" svg:width="0.441cm" svg:height="0.542cm" svg:x="4.445cm" svg:y="16.053cm">
          <draw:text-box>
            <text:p text:style-name="P3">*</text:p>
          </draw:text-box>
        </draw:frame>
        <draw:frame draw:style-name="gr3" draw:text-style-name="P3" draw:layer="layout" svg:width="0.441cm" svg:height="0.542cm" svg:x="4.445cm" svg:y="11.701cm">
          <draw:text-box>
            <text:p text:style-name="P3">*</text:p>
          </draw:text-box>
        </draw:frame>
        <draw:frame draw:style-name="gr3" draw:text-style-name="P3" draw:layer="layout" svg:width="0.501cm" svg:height="0.542cm" svg:x="9.024cm" svg:y="25.036cm">
          <draw:text-box>
            <text:p text:style-name="P3">1</text:p>
          </draw:text-box>
        </draw:frame>
        <draw:frame draw:style-name="gr3" draw:text-style-name="P3" draw:layer="layout" svg:width="0.501cm" svg:height="0.542cm" svg:x="9.024cm" svg:y="24.308cm">
          <draw:text-box>
            <text:p text:style-name="P3">1</text:p>
          </draw:text-box>
        </draw:frame>
        <draw:custom-shape draw:style-name="gr1" draw:text-style-name="P2" draw:layer="layout" svg:width="3.112cm" svg:height="2.908cm" svg:x="17.177cm" svg:y="21.296cm">
          <text:p text:style-name="P1"><text:span text:style-name="T1">Pending </text:span></text:p>
          <text:p text:style-name="P1"><text:span text:style-name="T1">Account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="Symmetric_20_Arrow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1-25T22:26:09</meta:creation-date>
    <dc:date>2008-03-12T20:03:51</dc:date>
    <dc:language>en-US</dc:language>
    <meta:editing-cycles>4</meta:editing-cycles>
    <meta:editing-duration>PT2H14M30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